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5d5d5" draw:textarea-horizontal-align="justify" draw:textarea-vertical-align="middle" draw:auto-grow-height="false" fo:min-height="2.316cm" fo:min-width="0.26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d479" draw:textarea-horizontal-align="justify" draw:textarea-vertical-align="middle" draw:auto-grow-height="false" fo:min-height="2.546cm" fo:min-width="2.296cm" fo:padding-top="0.142cm" fo:padding-bottom="0.142cm" fo:padding-left="0.267cm" fo:padding-right="0.267cm" fo:wrap-option="wrap" loext:decorative="false"/>
    </style:style>
    <style:style style:name="gr3" style:family="graphic" style:parent-style-name="objectwithoutfill">
      <style:graphic-properties draw:stroke="dash" draw:stroke-dash="Fine_20_Dashed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d479" draw:textarea-horizontal-align="justify" draw:textarea-vertical-align="middle" draw:auto-grow-height="false" fo:min-height="0.716cm" fo:min-width="3.4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5d5d5" draw:textarea-horizontal-align="justify" draw:textarea-vertical-align="middle" draw:auto-grow-height="false" fo:min-height="1.716cm" fo:min-width="0.266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5d5d5" draw:textarea-horizontal-align="justify" draw:textarea-vertical-align="middle" draw:auto-grow-height="false" fo:min-height="0.516cm" fo:min-width="0.66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d5d5d5" draw:textarea-horizontal-align="justify" draw:textarea-vertical-align="middle" draw:auto-grow-height="false" fo:min-height="0.282cm" fo:min-width="0.032cm" fo:padding-top="0.142cm" fo:padding-bottom="0.142cm" fo:padding-left="0.267cm" fo:padding-right="0.267cm" fo:wrap-option="wrap" loext:decorative="false"/>
    </style:style>
    <style:style style:name="gr8" style:family="graphic" style:parent-style-name="objectwithoutfill">
      <style:graphic-properties draw:stroke="dash" draw:stroke-dash="Ultrafine_20_Dashed" svg:stroke-width="0.035cm" svg:stroke-color="#000000" draw:marker-start-width="0.252cm" draw:marker-end="Arrow" draw:marker-end-width="0.3cm" svg:stroke-linecap="butt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objectwithoutfill">
      <style:graphic-properties svg:stroke-width="0.035cm" svg:stroke-color="#000000" draw:marker-start="Arrow" draw:marker-start-width="0.3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solid" svg:stroke-color="#000000" draw:fill="none" draw:fill-color="#ffffff" fo:min-height="3.733cm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objectwithoutfill">
      <style:graphic-properties svg:stroke-width="0.035cm" svg:stroke-color="#ff7e79" draw:marker-start-width="0.252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76d6ff" draw:marker-start-width="0.252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d4fb79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svg:stroke-color="#d4fb79" draw:marker-start-width="0.252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76d6ff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76d6ff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P1" style:family="paragraph">
      <loext:graphic-properties draw:fill-color="#d5d5d5"/>
      <style:paragraph-properties fo:text-align="center"/>
    </style:style>
    <style:style style:name="P2" style:family="paragraph">
      <loext:graphic-properties draw:fill="solid" draw:fill-color="#ffd47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479"/>
      <style:paragraph-properties fo:text-align="center"/>
    </style:style>
    <style:style style:name="P5" style:family="paragraph">
      <loext:graphic-properties draw:fill="solid" draw:fill-color="#d5d5d5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atin Modern Sans" fo:font-size="12pt" style:font-size-asian="12pt" style:font-size-complex="12pt"/>
    </style:style>
    <style:style style:name="P8" style:family="paragraph">
      <loext:graphic-properties draw:fill="solid" draw:fill-color="#d4fb79"/>
      <style:paragraph-properties fo:text-align="center"/>
    </style:style>
    <style:style style:name="P9" style:family="paragraph">
      <loext:graphic-properties draw:fill="solid" draw:fill-color="#76d6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atin Modern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2.6cm" svg:x="14.2cm" svg:y="15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11cm" svg:y="1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6cm" svg:y1="17.578cm" svg:x2="14.2cm" svg:y2="17.578cm">
          <text:p/>
        </draw:line>
        <draw:line draw:style-name="gr3" draw:text-style-name="P3" draw:layer="layout" svg:x1="12.6cm" svg:y1="18.378cm" svg:x2="15cm" svg:y2="18.378cm">
          <text:p/>
        </draw:line>
        <draw:line draw:style-name="gr3" draw:text-style-name="P3" draw:layer="layout" svg:x1="12.6cm" svg:y1="17.578cm" svg:x2="12.6cm" svg:y2="18.378cm">
          <text:p/>
        </draw:line>
        <draw:line draw:style-name="gr3" draw:text-style-name="P3" draw:layer="layout" svg:x1="14.2cm" svg:y1="16.378cm" svg:x2="14.2cm" svg:y2="17.578cm">
          <text:p/>
        </draw:line>
        <draw:custom-shape draw:style-name="gr4" draw:text-style-name="P4" draw:layer="layout" svg:width="4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8cm" svg:x="13.4cm" svg:y="8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8cm" svg:height="0.8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989cm" svg:y1="10.994cm" svg:x2="14.6cm" svg:y2="9cm">
          <text:p/>
        </draw:line>
        <draw:line draw:style-name="gr8" draw:text-style-name="P3" draw:layer="layout" svg:x1="16.993cm" svg:y1="6.994cm" svg:x2="14.609cm" svg:y2="9.009cm">
          <text:p/>
        </draw:line>
        <draw:frame draw:style-name="gr9" draw:text-style-name="P6" draw:layer="layout" svg:width="1.629cm" svg:height="0.601cm" svg:x="13cm" svg:y="7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6" draw:layer="layout" svg:width="1.639cm" svg:height="0.601cm" svg:x="13cm" svg:y="10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8" draw:text-style-name="P3" draw:layer="layout" svg:x1="8cm" svg:y1="11cm" svg:x2="13cm" svg:y2="9cm">
          <text:p/>
        </draw:line>
        <draw:line draw:style-name="gr8" draw:text-style-name="P3" draw:layer="layout" svg:x1="13cm" svg:y1="11.994cm" svg:x2="13cm" svg:y2="10.6cm">
          <text:p/>
        </draw:line>
        <draw:line draw:style-name="gr8" draw:text-style-name="P3" draw:layer="layout" svg:x1="13cm" svg:y1="6.004cm" svg:x2="13cm" svg:y2="7.4cm">
          <text:p/>
        </draw:line>
        <draw:line draw:style-name="gr8" draw:text-style-name="P3" draw:layer="layout" svg:x1="13cm" svg:y1="20.978cm" svg:x2="13cm" svg:y2="19.978cm">
          <text:p/>
        </draw:line>
        <draw:line draw:style-name="gr10" draw:text-style-name="P3" draw:layer="layout" svg:x1="13cm" svg:y1="14.978cm" svg:x2="11cm" svg:y2="14.978cm">
          <text:p/>
        </draw:line>
        <draw:line draw:style-name="gr3" draw:text-style-name="P3" draw:layer="layout" svg:x1="11cm" svg:y1="14.978cm" svg:x2="11cm" svg:y2="17.978cm">
          <text:p/>
        </draw:line>
        <draw:line draw:style-name="gr3" draw:text-style-name="P3" draw:layer="layout" svg:x1="13cm" svg:y1="14.978cm" svg:x2="13cm" svg:y2="17.978cm">
          <text:p/>
        </draw:line>
        <draw:frame draw:style-name="gr9" draw:text-style-name="P6" draw:layer="layout" svg:width="0.628cm" svg:height="0.716cm" svg:x="11.772cm" svg:y="14.2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14.6cm" svg:y1="14.978cm" svg:x2="13cm" svg:y2="14.978cm">
          <text:p/>
        </draw:line>
        <draw:line draw:style-name="gr3" draw:text-style-name="P3" draw:layer="layout" svg:x1="14.6cm" svg:y1="14.978cm" svg:x2="14.6cm" svg:y2="15.778cm">
          <text:p/>
        </draw:line>
        <draw:frame draw:style-name="gr9" draw:text-style-name="P6" draw:layer="layout" svg:width="0.598cm" svg:height="0.716cm" svg:x="13.5cm" svg:y="14.26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10" draw:text-style-name="P3" draw:layer="layout" svg:x1="10cm" svg:y1="7.4cm" svg:x2="10cm" svg:y2="10.6cm">
          <text:p/>
        </draw:line>
        <draw:frame draw:style-name="gr9" draw:text-style-name="P6" draw:layer="layout" svg:width="0.662cm" svg:height="0.716cm" svg:x="10cm" svg:y="8.48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3" draw:text-style-name="P3" draw:layer="layout" svg:x1="13cm" svg:y1="7.4cm" svg:x2="10cm" svg:y2="7.4cm">
          <text:p/>
        </draw:line>
        <draw:line draw:style-name="gr3" draw:text-style-name="P3" draw:layer="layout" svg:x1="13cm" svg:y1="10.6cm" svg:x2="10cm" svg:y2="10.6cm">
          <text:p/>
        </draw:line>
        <draw:frame draw:style-name="gr11" draw:text-style-name="P7" draw:layer="layout" svg:width="4.6cm" svg:height="3.983cm" svg:x="15.4cm" svg:y="19.017cm">
          <draw:text-box>
            <text:p><text:span text:style-name="T1">Frames:</text:span></text:p>
            <text:list text:style-name="L1">
              <text:list-item>
                <text:p><text:span text:style-name="T1">[a]: attachment</text:span></text:p>
              </text:list-item>
              <text:list-item>
                <text:p><text:span text:style-name="T1">[p]: pivot</text:span></text:p>
              </text:list-item>
              <text:list-item>
                <text:p><text:span text:style-name="T1">[c]: centre</text:span></text:p>
              </text:list-item>
              <text:list-item>
                <text:p><text:span text:style-name="T1">[l]: left</text:span></text:p>
              </text:list-item>
              <text:list-item>
                <text:p><text:span text:style-name="T1">[r]: right</text:span></text:p>
              </text:list-item>
            </text:list>
          </draw:text-box>
        </draw:frame>
        <draw:line draw:style-name="gr8" draw:text-style-name="P3" draw:layer="layout" svg:x1="17.002cm" svg:y1="14.994cm" svg:x2="14.6cm" svg:y2="15.778cm">
          <text:p/>
        </draw:line>
        <draw:g draw:style-name="gr12">
          <draw:line draw:style-name="gr13" draw:text-style-name="P3" draw:layer="layout" svg:x1="7.999cm" svg:y1="11cm" svg:x2="10cm" svg:y2="11cm">
            <text:p/>
          </draw:line>
          <draw:line draw:style-name="gr14" draw:text-style-name="P3" draw:layer="layout" svg:x1="7.99cm" svg:y1="11cm" svg:x2="8cm" svg:y2="13cm">
            <text:p/>
          </draw:line>
          <draw:frame draw:style-name="gr9" draw:text-style-name="P6" draw:layer="layout" svg:width="0.581cm" svg:height="0.622cm" svg:x="9.5cm" svg:y="11.002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9" draw:text-style-name="P6" draw:layer="layout" svg:width="0.517cm" svg:height="0.622cm" svg:x="8.083cm" svg:y="12.37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9" draw:text-style-name="P6" draw:layer="layout" svg:width="0.581cm" svg:height="0.622cm" svg:x="8.02cm" svg:y="1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2">
            <draw:custom-shape draw:style-name="gr15" draw:text-style-name="P8" draw:layer="layout" svg:width="0.4cm" svg:height="0.4cm" svg:x="7.8cm" svg:y="10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3" draw:layer="layout" svg:x1="8cm" svg:y1="10.802cm" svg:x2="8cm" svg:y2="11.202cm">
              <text:p/>
            </draw:line>
            <draw:line draw:style-name="gr16" draw:text-style-name="P3" draw:layer="layout" svg:x1="7.8cm" svg:y1="11cm" svg:x2="8.2cm" svg:y2="11cm">
              <text:p/>
            </draw:line>
          </draw:g>
        </draw:g>
        <draw:g draw:style-name="gr12">
          <draw:line draw:style-name="gr13" draw:text-style-name="P3" draw:layer="layout" svg:x1="13cm" svg:y1="6cm" svg:x2="15cm" svg:y2="6cm">
            <text:p/>
          </draw:line>
          <draw:line draw:style-name="gr14" draw:text-style-name="P3" draw:layer="layout" svg:x1="13cm" svg:y1="6.004cm" svg:x2="13.01cm" svg:y2="4.006cm">
            <text:p/>
          </draw:line>
          <draw:g draw:style-name="gr12">
            <draw:g draw:style-name="gr12">
              <draw:custom-shape draw:style-name="gr15" draw:text-style-name="P8" draw:layer="layout" svg:width="0.4cm" svg:height="0.4cm" svg:x="12.8cm" svg:y="5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6" draw:text-style-name="P3" draw:layer="layout" svg:x1="12.8cm" svg:y1="6cm" svg:x2="13.2cm" svg:y2="6cm">
              <text:p/>
            </draw:line>
            <draw:line draw:style-name="gr16" draw:text-style-name="P3" draw:layer="layout" svg:x1="13cm" svg:y1="5.8cm" svg:x2="13cm" svg:y2="6.2cm">
              <text:p/>
            </draw:line>
          </draw:g>
          <draw:frame draw:style-name="gr9" draw:text-style-name="P6" draw:layer="layout" svg:width="0.338cm" svg:height="0.623cm" svg:x="14.6cm" svg:y="5.3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9" draw:text-style-name="P6" draw:layer="layout" svg:width="0.338cm" svg:height="0.623cm" svg:x="13.2cm" svg:y="5.3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9" draw:text-style-name="P6" draw:layer="layout" svg:width="0.317cm" svg:height="0.623cm" svg:x="13.2cm" svg:y="3.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12">
          <draw:line draw:style-name="gr13" draw:text-style-name="P3" draw:layer="layout" svg:x1="16.998cm" svg:y1="10.994cm" svg:x2="18.998cm" svg:y2="10.994cm">
            <text:p/>
          </draw:line>
          <draw:line draw:style-name="gr17" draw:text-style-name="P3" draw:layer="layout" svg:x1="16.989cm" svg:y1="10.994cm" svg:x2="16.989cm" svg:y2="9cm">
            <text:p/>
          </draw:line>
          <draw:frame draw:style-name="gr9" draw:text-style-name="P6" draw:layer="layout" svg:width="0.605cm" svg:height="0.622cm" svg:x="18.558cm" svg:y="10.2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9" draw:text-style-name="P6" draw:layer="layout" svg:width="0.605cm" svg:height="0.622cm" svg:x="17.1cm" svg:y="8.778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9" draw:text-style-name="P6" draw:layer="layout" svg:width="0.584cm" svg:height="0.622cm" svg:x="17.119cm" svg:y="10.294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g draw:style-name="gr12">
            <draw:custom-shape draw:style-name="gr18" draw:text-style-name="P9" draw:layer="layout" svg:width="0.402cm" svg:height="0.4cm" draw:transform="rotate (-0.035953782591083) translate (16.803cm 10.7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0" draw:layer="layout" svg:width="0.2cm" svg:height="0.2cm" svg:x="16.9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2">
          <draw:line draw:style-name="gr13" draw:text-style-name="P3" draw:layer="layout" svg:x1="17.002cm" svg:y1="6.994cm" svg:x2="19.002cm" svg:y2="6.994cm">
            <text:p/>
          </draw:line>
          <draw:line draw:style-name="gr17" draw:text-style-name="P3" draw:layer="layout" svg:x1="16.993cm" svg:y1="6.994cm" svg:x2="17cm" svg:y2="5cm">
            <text:p/>
          </draw:line>
          <draw:frame draw:style-name="gr9" draw:text-style-name="P6" draw:layer="layout" svg:width="0.598cm" svg:height="0.622cm" svg:x="18.562cm" svg:y="6.29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9" draw:text-style-name="P6" draw:layer="layout" svg:width="0.598cm" svg:height="0.622cm" svg:x="17.1cm" svg:y="4.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9" draw:text-style-name="P6" draw:layer="layout" svg:width="0.577cm" svg:height="0.622cm" svg:x="17.123cm" svg:y="6.29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draw:style-name="gr12">
            <draw:custom-shape draw:style-name="gr18" draw:text-style-name="P9" draw:layer="layout" svg:width="0.4cm" svg:height="0.4cm" svg:x="16.80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0" draw:layer="layout" svg:width="0.2cm" svg:height="0.2cm" svg:x="16.9cm" svg:y="6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2">
          <draw:frame draw:style-name="gr9" draw:text-style-name="P6" draw:layer="layout" svg:width="0.364cm" svg:height="0.623cm" svg:x="12.4cm" svg:y="13.39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9" draw:text-style-name="P6" draw:layer="layout" svg:width="0.385cm" svg:height="0.623cm" svg:x="10.985cm" svg:y="1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line draw:style-name="gr13" draw:text-style-name="P3" draw:layer="layout" svg:x1="12.985cm" svg:y1="12cm" svg:x2="10.985cm" svg:y2="12cm">
            <text:p/>
          </draw:line>
          <draw:line draw:style-name="gr14" draw:text-style-name="P3" draw:layer="layout" svg:x1="12.985cm" svg:y1="11.994cm" svg:x2="12.994cm" svg:y2="13.994cm">
            <text:p/>
          </draw:line>
          <draw:frame draw:style-name="gr9" draw:text-style-name="P6" draw:layer="layout" svg:width="0.585cm" svg:height="0.622cm" svg:x="12.285cm" svg:y="1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g draw:style-name="gr12">
            <draw:custom-shape draw:style-name="gr15" draw:text-style-name="P8" draw:layer="layout" svg:width="0.4cm" svg:height="0.4cm" svg:x="12.785cm" svg:y="1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3" draw:layer="layout" svg:x1="12.988cm" svg:y1="11.8cm" svg:x2="12.988cm" svg:y2="12.2cm">
              <text:p/>
            </draw:line>
            <draw:line draw:style-name="gr16" draw:text-style-name="P3" draw:layer="layout" svg:x1="12.785cm" svg:y1="12cm" svg:x2="13.185cm" svg:y2="11.994cm">
              <text:p/>
            </draw:line>
          </draw:g>
        </draw:g>
        <draw:g draw:style-name="gr12">
          <draw:frame draw:style-name="gr9" draw:text-style-name="P6" draw:layer="layout" svg:width="0.377cm" svg:height="0.623cm" svg:x="17.2cm" svg:y="12.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style-name="gr9" draw:text-style-name="P6" draw:layer="layout" svg:width="0.398cm" svg:height="0.623cm" svg:x="17.2cm" svg:y="14.277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style-name="gr9" draw:text-style-name="P6" draw:layer="layout" svg:width="0.398cm" svg:height="0.623cm" svg:x="18.6cm" svg:y="14.3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line draw:style-name="gr13" draw:text-style-name="P3" draw:layer="layout" svg:x1="17.011cm" svg:y1="14.994cm" svg:x2="19.011cm" svg:y2="14.994cm">
            <text:p/>
          </draw:line>
          <draw:line draw:style-name="gr14" draw:text-style-name="P3" draw:layer="layout" svg:x1="17.002cm" svg:y1="14.994cm" svg:x2="17cm" svg:y2="13cm">
            <text:p/>
          </draw:line>
          <draw:g draw:style-name="gr12">
            <draw:custom-shape draw:style-name="gr15" draw:text-style-name="P8" draw:layer="layout" svg:width="0.4cm" svg:height="0.4cm" svg:x="16.8cm" svg:y="14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1" draw:layer="layout" svg:width="0.199cm" svg:height="0.199cm" svg:x="16.901cm" svg:y="14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2">
          <draw:line draw:style-name="gr13" draw:text-style-name="P3" draw:layer="layout" svg:x1="13cm" svg:y1="21cm" svg:x2="11cm" svg:y2="21cm">
            <text:p/>
          </draw:line>
          <draw:line draw:style-name="gr17" draw:text-style-name="P3" draw:layer="layout" svg:x1="13cm" svg:y1="21cm" svg:x2="13cm" svg:y2="23cm">
            <text:p/>
          </draw:line>
          <draw:g draw:style-name="gr12">
            <draw:custom-shape draw:style-name="gr21" draw:text-style-name="P9" draw:layer="layout" svg:width="0.4cm" svg:height="0.4cm" svg:x="12.8cm" svg:y="2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1" draw:layer="layout" svg:width="0.199cm" svg:height="0.199cm" svg:x="12.9cm" svg:y="2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9" draw:text-style-name="P6" draw:layer="layout" svg:width="0.585cm" svg:height="0.622cm" svg:x="10.815cm" svg:y="2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9" draw:text-style-name="P6" draw:layer="layout" svg:width="0.585cm" svg:height="0.622cm" svg:x="12.315cm" svg:y="22.4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9" draw:text-style-name="P6" draw:layer="layout" svg:width="0.564cm" svg:height="0.622cm" svg:x="12.336cm" svg:y="2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n Schneider</meta:initial-creator>
    <meta:creation-date>2022-08-31T11:09:06.827426534</meta:creation-date>
    <dc:date>2024-08-09T21:02:05.807342306</dc:date>
    <dc:creator>Sven Schneider</dc:creator>
    <meta:editing-duration>PT5H8M30S</meta:editing-duration>
    <meta:editing-cycles>27</meta:editing-cycles>
    <meta:generator>LibreOffice/7.6.7.2$Linux_X86_64 LibreOffice_project/6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sup>
      <mi>x</mi>
      <mi>r</mi>
    </msup>
    <annotation encoding="StarMath 5.0">x^r</annotation>
  </semantics>
</math>
</file>

<file path=Object 10/content.xml><?xml version="1.0" encoding="utf-8"?>
<math xmlns="http://www.w3.org/1998/Math/MathML" display="block">
  <semantics>
    <msup>
      <mi>x</mi>
      <mi>r</mi>
    </msup>
    <annotation encoding="StarMath 5.0">x^r</annotation>
  </semantics>
</math>
</file>

<file path=Object 11/content.xml><?xml version="1.0" encoding="utf-8"?>
<math xmlns="http://www.w3.org/1998/Math/MathML" display="block">
  <semantics>
    <mtext>Index 1</mtext>
    <annotation encoding="StarMath 5.0">"Index 1"</annotation>
  </semantics>
</math>
</file>

<file path=Object 12/content.xml><?xml version="1.0" encoding="utf-8"?>
<math xmlns="http://www.w3.org/1998/Math/MathML" display="block">
  <semantics>
    <mtext>Index 0</mtext>
    <annotation encoding="StarMath 5.0">"Index 0"</annotation>
  </semantics>
</math>
</file>

<file path=Object 13/content.xml><?xml version="1.0" encoding="utf-8"?>
<math xmlns="http://www.w3.org/1998/Math/MathML" display="block">
  <semantics>
    <msup>
      <mi>x</mi>
      <mi>c</mi>
    </msup>
    <annotation encoding="StarMath 5.0">x^c</annotation>
  </semantics>
</math>
</file>

<file path=Object 14/content.xml><?xml version="1.0" encoding="utf-8"?>
<math xmlns="http://www.w3.org/1998/Math/MathML" display="block">
  <semantics>
    <msup>
      <mi>z</mi>
      <mi>l</mi>
    </msup>
    <annotation encoding="StarMath 5.0">z^l</annotation>
  </semantics>
</math>
</file>

<file path=Object 15/content.xml><?xml version="1.0" encoding="utf-8"?>
<math xmlns="http://www.w3.org/1998/Math/MathML" display="block">
  <semantics>
    <msup>
      <mi>y</mi>
      <mi>c</mi>
    </msup>
    <annotation encoding="StarMath 5.0">y^c</annotation>
  </semantics>
</math>
</file>

<file path=Object 16/content.xml><?xml version="1.0" encoding="utf-8"?>
<math xmlns="http://www.w3.org/1998/Math/MathML" display="block">
  <semantics>
    <msup>
      <mi>z</mi>
      <mi>r</mi>
    </msup>
    <annotation encoding="StarMath 5.0">z^r</annotation>
  </semantics>
</math>
</file>

<file path=Object 17/content.xml><?xml version="1.0" encoding="utf-8"?>
<math xmlns="http://www.w3.org/1998/Math/MathML" display="block">
  <semantics>
    <msup>
      <mi>x</mi>
      <mi>a</mi>
    </msup>
    <annotation encoding="StarMath 5.0">x^a</annotation>
  </semantics>
</math>
</file>

<file path=Object 18/content.xml><?xml version="1.0" encoding="utf-8"?>
<math xmlns="http://www.w3.org/1998/Math/MathML" display="block">
  <semantics>
    <msup>
      <mi>y</mi>
      <mi>r</mi>
    </msup>
    <annotation encoding="StarMath 5.0">y^r</annotation>
  </semantics>
</math>
</file>

<file path=Object 19/content.xml><?xml version="1.0" encoding="utf-8"?>
<math xmlns="http://www.w3.org/1998/Math/MathML" display="block">
  <semantics>
    <msup>
      <mi>y</mi>
      <mi>l</mi>
    </msup>
    <annotation encoding="StarMath 5.0">y^l</annotation>
  </semantics>
</math>
</file>

<file path=Object 2/content.xml><?xml version="1.0" encoding="utf-8"?>
<math xmlns="http://www.w3.org/1998/Math/MathML" display="block">
  <semantics>
    <msup>
      <mi>y</mi>
      <mi>r</mi>
    </msup>
    <annotation encoding="StarMath 5.0">y^r</annotation>
  </semantics>
</math>
</file>

<file path=Object 20/content.xml><?xml version="1.0" encoding="utf-8"?>
<math xmlns="http://www.w3.org/1998/Math/MathML" display="block">
  <semantics>
    <msup>
      <mi>z</mi>
      <mi>l</mi>
    </msup>
    <annotation encoding="StarMath 5.0">z^l</annotation>
  </semantics>
</math>
</file>

<file path=Object 21/content.xml><?xml version="1.0" encoding="utf-8"?>
<math xmlns="http://www.w3.org/1998/Math/MathML" display="block">
  <semantics>
    <msup>
      <mi>y</mi>
      <mi>a</mi>
    </msup>
    <annotation encoding="StarMath 5.0">y^a</annotation>
  </semantics>
</math>
</file>

<file path=Object 22/content.xml><?xml version="1.0" encoding="utf-8"?>
<math xmlns="http://www.w3.org/1998/Math/MathML" display="block">
  <semantics>
    <msub>
      <mi>r</mi>
      <mi>w</mi>
    </msub>
    <annotation encoding="StarMath 5.0">r_w</annotation>
  </semantics>
</math>
</file>

<file path=Object 23/content.xml><?xml version="1.0" encoding="utf-8"?>
<math xmlns="http://www.w3.org/1998/Math/MathML" display="block">
  <semantics>
    <msub>
      <mi>s</mi>
      <mi>w</mi>
    </msub>
    <annotation encoding="StarMath 5.0">s_w</annotation>
  </semantics>
</math>
</file>

<file path=Object 24/content.xml><?xml version="1.0" encoding="utf-8"?>
<math xmlns="http://www.w3.org/1998/Math/MathML" display="block">
  <semantics>
    <msub>
      <mi>d</mi>
      <mi>w</mi>
    </msub>
    <annotation encoding="StarMath 5.0">d_w</annotation>
  </semantics>
</math>
</file>

<file path=Object 25/content.xml><?xml version="1.0" encoding="utf-8"?>
<math xmlns="http://www.w3.org/1998/Math/MathML" display="block">
  <semantics>
    <msup>
      <mi>z</mi>
      <mi>a</mi>
    </msup>
    <annotation encoding="StarMath 5.0">z^a</annotation>
  </semantics>
</math>
</file>

<file path=Object 3/content.xml><?xml version="1.0" encoding="utf-8"?>
<math xmlns="http://www.w3.org/1998/Math/MathML" display="block">
  <semantics>
    <msup>
      <mi>z</mi>
      <mi>r</mi>
    </msup>
    <annotation encoding="StarMath 5.0">z^r</annotation>
  </semantics>
</math>
</file>

<file path=Object 3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4/content.xml><?xml version="1.0" encoding="utf-8"?>
<math xmlns="http://www.w3.org/1998/Math/MathML" display="block">
  <semantics>
    <msup>
      <mi>x</mi>
      <mi>a</mi>
    </msup>
    <annotation encoding="StarMath 5.0">x^a</annotation>
  </semantics>
</math>
</file>

<file path=Object 5/content.xml><?xml version="1.0" encoding="utf-8"?>
<math xmlns="http://www.w3.org/1998/Math/MathML" display="block">
  <semantics>
    <msup>
      <mi>y</mi>
      <mi>a</mi>
    </msup>
    <annotation encoding="StarMath 5.0">y^a</annotation>
  </semantics>
</math>
</file>

<file path=Object 6/content.xml><?xml version="1.0" encoding="utf-8"?>
<math xmlns="http://www.w3.org/1998/Math/MathML" display="block">
  <semantics>
    <msup>
      <mi>z</mi>
      <mi>a</mi>
    </msup>
    <annotation encoding="StarMath 5.0">z^a</annotation>
  </semantics>
</math>
</file>

<file path=Object 7/content.xml><?xml version="1.0" encoding="utf-8"?>
<math xmlns="http://www.w3.org/1998/Math/MathML" display="block">
  <semantics>
    <msup>
      <mi>x</mi>
      <mi>p</mi>
    </msup>
    <annotation encoding="StarMath 5.0">x^p</annotation>
  </semantics>
</math>
</file>

<file path=Object 8/content.xml><?xml version="1.0" encoding="utf-8"?>
<math xmlns="http://www.w3.org/1998/Math/MathML" display="block">
  <semantics>
    <msup>
      <mi>y</mi>
      <mi>p</mi>
    </msup>
    <annotation encoding="StarMath 5.0">y^p</annotation>
  </semantics>
</math>
</file>

<file path=Object 9/content.xml><?xml version="1.0" encoding="utf-8"?>
<math xmlns="http://www.w3.org/1998/Math/MathML" display="block">
  <semantics>
    <msup>
      <mi>z</mi>
      <mi>p</mi>
    </msup>
    <annotation encoding="StarMath 5.0">z^p</annotation>
  </semantics>
</math>
</file>